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afrantzis/pixel-format-gui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7-01T10:42:33.942274536</dc:date>
    <meta:editing-duration>PT1H51M23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7" meta:non-whitespace-character-count="47"/>
  </office:meta>
</office:document-meta>
</file>